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2" style:family="paragraph" style:parent-style-name="normal">
      <style:paragraph-properties fo:margin-top="0cm" fo:margin-bottom="0cm" style:contextual-spacing="false" fo:line-height="100%" fo:padding-left="0.141cm" fo:padding-right="0.141cm" fo:padding-top="0.035cm" fo:padding-bottom="0.035cm" fo:border="0.51pt solid #000000" style:shadow="none"/>
    </style:style>
    <style:style style:name="P3" style:family="paragraph" style:parent-style-name="normal" style:list-style-name="WWNum1">
      <style:paragraph-properties fo:margin-left="0.635cm" fo:margin-right="0cm" fo:text-indent="-0.635cm" style:auto-text-indent="false"/>
    </style:style>
    <style:style style:name="P4" style:family="paragraph" style:parent-style-name="normal">
      <style:paragraph-properties fo:margin-left="0.635cm" fo:margin-right="0cm" fo:text-indent="0cm" style:auto-text-indent="false"/>
    </style:style>
    <style:style style:name="P5" style:family="paragraph" style:parent-style-name="normal">
      <style:paragraph-properties fo:margin-left="1.905cm" fo:margin-right="0cm" fo:text-indent="0cm" style:auto-text-indent="false"/>
    </style:style>
    <style:style style:name="P6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4.3 – Còpies de seguretat amb Rsync</text:span></text:p>
      <text:p text:style-name="normal"><text:span text:style-name="T1">Pràctiques de classe</text:span></text:p>
      <text:p text:style-name="normal"/>
      <text:p text:style-name="P1"><text:span text:style-name="T2">Notes i consells:</text:span></text:p>
      <text:p text:style-name="P2">Les respostes s’hauran de demostrar amb les captures necessàries</text:p>
      <text:p text:style-name="normal"/>
      <text:p text:style-name="normal">Consulta documentació sobre la comanda <text:span text:style-name="T2">RSYNC</text:span> i contesta les següents preguntes:</text:p>
      <text:p text:style-name="normal"/>
      <text:list xml:id="list3307100741" text:style-name="WWNum1">
        <text:list-item>
          <text:p text:style-name="P3"><text:bookmark text:name="_heading=h.gjdgxs"/>Monta el següent arbre de carpetes i arxius (mkdir i touch)</text:p>
        </text:list-item>
      </text:list>
      <text:p text:style-name="P4"><text:bookmark text:name="_heading=h.130dp6e5ngs5"/>Sapalomera (Carpeta pare)</text:p>
      <text:p text:style-name="P5"><text:bookmark text:name="_heading=h.map89v9sdq0w"/>-Direccio (Carpeta)</text:p>
      <text:p text:style-name="P5"><text:bookmark text:name="_heading=h.5h3oxnrz8yxq"/><text:tab/>-Documents.txt (chmod 700)</text:p>
      <text:p text:style-name="P5"><text:bookmark text:name="_heading=h.i1s6n72cmza4"/><text:tab/>-Nomines.txt (chmod 700)</text:p>
      <text:p text:style-name="P5"><text:bookmark text:name="_heading=h.fp83dx7xc2ev"/>-Professors</text:p>
      <text:p text:style-name="P5"><text:bookmark text:name="_heading=h.owe1uhrcbjpb"/><text:tab/>-Notes.pdf (chmod 700)</text:p>
      <text:p text:style-name="P5"><text:bookmark text:name="_heading=h.qctq7b4czv7f"/><text:tab/>-Shrek4.mp4 (chmod 755)</text:p>
      <text:p text:style-name="P5"><text:bookmark text:name="_heading=h.nfdtjl2dkrni"/><text:tab/>-Valorant.exe (chmod 777)</text:p>
      <text:p text:style-name="P5"><text:bookmark text:name="_heading=h.nmaj9b8ommo6"/>-Alumnes</text:p>
      <text:p text:style-name="P5"><text:bookmark text:name="_heading=h.ho0pwtvavqpx"/><text:tab/>-ExamenUF4Sistemes.docx (chmod 007)</text:p>
      <text:p text:style-name="P5"><text:bookmark text:name="_heading=h.du3ybu8paj3"/><text:tab/>-WhatsappWeb.html (chmod 777)</text:p>
      <text:list xml:id="list165035042116273" text:continue-numbering="true" text:style-name="WWNum1">
        <text:list-item>
          <text:p text:style-name="P3"><text:bookmark text:name="_heading=h.8vzks7topc3"/>Comparteix la carpeta Sapalomera mitjançant samba 💃🏿 (vull una captura conforme esta compartida)</text:p>
        </text:list-item>
        <text:list-item>
          <text:p text:style-name="P3">En un altre màquina completament diferent copia la carpeta a l’arrel del disc de la màquina del destí si pots (/) amb mode verbose, recursiu (-r) i comprimeix les dades dels fitxers al comprimir</text:p>
        </text:list-item>
        <text:list-item>
          <text:p text:style-name="P3">Compara els permisos de les dues carpetes, si han canviat els permisos, fes la comanda per què no es modifiquin</text:p>
        </text:list-item>
        <text:list-item>
          <text:p text:style-name="P3">Ara fes la copia amb els mateixos paràmetres però en la carpeta (/SapaEncriptat) encriptada, del client destí.</text:p>
        </text:list-item>
        <text:list-item>
          <text:p text:style-name="P3">Fes una copia remota amb els paràmetres -vazh excloent els fitxers “.txt” en la carpeta (/NoTreballem)</text:p>
        </text:list-item>
        <text:list-item>
          <text:p text:style-name="P3">Fes un cron per sincronitzar dues carpetes amb tots els arxius mitjançant rsync amb els paràmetres que tu vulguis cada minut. Pots utilitzar el rsync a les dues màquines. (/SapaSincronitzat) Fes una demostració real fent canvis a una màquina i veient si es modifica tot el que fas a l’alt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line-height="100%" fo:text-align="justify" style:justify-single-word="false" fo:orphans="2" fo:widows="2" fo:hyphenation-ladder-count="no-limit" style:writing-mode="lr-tb"/>
      <style:text-properties fo:font-size="12pt" fo:language="ca" fo:country="ES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.212cm" fo:margin-bottom="0cm" style:contextual-spacing="false" fo:line-height="10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ice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pçalament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ex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xemple_2b_Exercici" style:display-name="Exemple+Exercici" style:family="paragraph" style:parent-style-name="normal" style:default-outline-level="">
      <style:paragraph-properties fo:margin-left="1cm" fo:margin-right="1cm" fo:text-indent="0cm" style:auto-text-indent="false"/>
      <style:text-properties fo:font-size="11pt" style:font-size-asian="11pt" style:font-size-complex="10pt"/>
    </style:style>
    <style:style style:name="titol_20_1" style:display-name="titol 1" style:family="paragraph" style:parent-style-name="normal" style:next-style-name="normal" style:default-outline-level="" style:list-style-name="WW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normal" style:default-outline-level="">
      <style:text-properties fo:font-size="13pt" style:font-size-asian="13pt"/>
    </style:style>
    <style:style style:name="titol_20_1.2.3b" style:display-name="titol 1.2.3b" style:family="paragraph" style:parent-style-name="titol_20_1" style:next-style-name="normal" style:default-outline-level="" style:list-style-name="">
      <style:text-properties fo:font-size="11pt" style:font-size-asian="11pt"/>
    </style:style>
    <style:style style:name="titol_20_1.2.3" style:display-name="titol 1.2.3" style:family="paragraph" style:parent-style-name="titol_20_1.2.3b" style:next-style-name="normal" style:default-outline-level="" style:list-style-name="WWNum1">
      <style:text-properties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ingut_20_de_20_la_20_taula" style:display-name="Contingut de la taula" style:family="paragraph" style:parent-style-name="normal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51cm" fo:margin-bottom="2.501cm" fo:margin-left="1.501cm" fo:margin-right="1.50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F4: Seguretat, rendiment i recurs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8:39:00</meta:creation-date>
    <meta:initial-creator>Arale Norimaki</meta:initial-creator>
    <meta:document-statistic meta:table-count="0" meta:image-count="0" meta:object-count="0" meta:page-count="1" meta:paragraph-count="24" meta:word-count="233" meta:character-count="1483" meta:non-whitespace-character-count="1273"/>
    <meta:generator>LibreOffice/7.0.4.2$Linux_X86_64 LibreOffice_project/00$Build-2</meta:generator>
  </office:meta>
</office:document-meta>
</file>